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6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2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1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1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04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2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1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0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07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0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0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4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3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30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27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21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1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14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1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03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3-0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20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1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13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08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0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5-02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-23-03</text:p>
          </table:table-cell>
          <table:table-cell office:value-type="string" calcext:value-type="string">
            <text:p>Littlejohn Lake County Park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30" meta:object-count="0"/>
    <meta:user-defined meta:name="AppVersion">3.0</meta:user-defined>
  </office:meta>
</office:document-meta>
</file>